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Bell MT" svg:font-family="Bell MT" style:font-family-generic="roman" style:font-pitch="variable" svg:panose-1="2 2 5 3 6 3 5 2 3 3"/>
    <style:font-face style:name="Reem Kufi" svg:font-family="Reem Kuf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Reem Kufi"/>
    </style:style>
    <style:style style:name="P12" style:parent-style-name="Normal" style:family="paragraph">
      <style:text-properties style:font-name="Reem Kufi"/>
    </style:style>
    <style:style style:name="P13" style:parent-style-name="Normal" style:family="paragraph">
      <style:text-properties style:font-name="Reem Kufi" fo:font-size="12pt" style:font-size-asian="12pt" style:font-size-complex="12pt"/>
    </style:style>
  </office:automatic-styles>
  <office:body>
    <office:text text:use-soft-page-breaks="true">
      <text:p text:style-name="P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Bell MT" svg:font-family="Bell MT" style:font-family-generic="roman" style:font-pitch="variable" svg:panose-1="2 2 5 3 6 3 5 2 3 3"/>
    <style:font-face style:name="Reem Kufi" svg:font-family="Reem Kuf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Franklin Gothic Book" fo:font-weight="normal" style:font-weight-asian="normal" fo:font-style="normal" style:font-style-asian="normal" fo:font-size="12pt" style:font-size-asian="12pt"/>
    </style:style>
    <style:style style:name="WW_CharLFO1LVL2" style:family="text">
      <style:text-properties style:font-name="Franklin Gothic Book" fo:font-weight="normal" style:font-weight-asian="normal" fo:font-style="normal" style:font-style-asian="normal"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013in" fo:page-height="12.9937in" style:print-orientation="portrait" fo:margin-top="0.1972in" fo:margin-left="0.5909in" fo:margin-bottom="0.2361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548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style:font-name="Bell MT" fo:font-weight="bold" style:font-weight-asian="bold" style:font-weight-complex="bold" fo:font-size="12pt" style:font-size-asian="12pt" style:font-size-complex="12pt" fo:language="es" fo:country="BO" style:language-asian="es" style:country-asian="BO"/>
    </style:style>
    <style:style style:name="T4" style:parent-style-name="Fuentedepárrafopredeter." style:family="text">
      <style:text-properties style:font-name="Bell MT" fo:font-size="10pt" style:font-size-asian="10pt" style:font-size-complex="10pt" fo:language="es" fo:country="BO" style:language-asian="es" style:country-asian="BO"/>
    </style:style>
    <style:style style:name="T5" style:parent-style-name="Fuentedepárrafopredeter." style:family="text">
      <style:text-properties style:font-name="Bell MT" fo:font-size="10pt" style:font-size-asian="10pt" style:font-size-complex="10pt"/>
    </style:style>
    <style:style style:name="P6" style:parent-style-name="Encabezado" style:family="paragraph">
      <style:paragraph-properties fo:text-align="center"/>
      <style:text-properties style:font-name="Bell MT" fo:font-size="10pt" style:font-size-asian="10pt" style:font-size-complex="10pt"/>
    </style:style>
    <style:style style:name="P7" style:parent-style-name="Encabezado" style:family="paragraph">
      <style:paragraph-properties fo:text-align="center"/>
    </style:style>
    <style:style style:name="T8" style:parent-style-name="Fuentedepárrafopredeter." style:family="text">
      <style:text-properties style:font-name="Bell MT" fo:font-size="10pt" style:font-size-asian="10pt" style:font-size-complex="10pt" fo:language="es" fo:country="BO" style:language-asian="es" style:country-asian="BO"/>
    </style:style>
    <style:style style:name="T9" style:parent-style-name="Fuentedepárrafopredeter." style:family="text">
      <style:text-properties style:font-name="Bell MT" fo:font-weight="bold" style:font-weight-asian="bold" style:font-weight-complex="bold" fo:font-size="12pt" style:font-size-asian="12pt" style:font-size-complex="12pt"/>
    </style:style>
    <style:style style:name="P10" style:parent-style-name="Encabezado" style:family="paragraph">
      <style:paragraph-properties fo:text-align="center"/>
    </style:style>
    <style:style style:name="P11" style:parent-style-name="Encabezado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n 29" text:anchor-type="paragraph" svg:x="6.56181in" svg:y="0.0125in" svg:width="0.81944in" svg:height="0.84861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n 30" text:anchor-type="paragraph" svg:x="-0.12482in" svg:y="0.0125in" svg:width="0.83681in" svg:height="0.83681in" style:rel-width="scale" style:rel-height="scale"><draw:image xlink:href="media/image2.png" xlink:type="simple" xlink:show="embed" xlink:actuate="onLoad"/><svg:title/><svg:desc/></draw:frame></text:span><text:span text:style-name="T5">UNIVERSIDA PÚBLICA DE EL ALTO</text:span></text:p>
        <text:p text:style-name="P6">FACULTAD DE CIENCIAS DE LA SALUD</text:p>
        <text:p text:style-name="P7"><text:span text:style-name="T8"><draw:frame draw:z-index="251661312" draw:style-name="a2" draw:name="Imagen 31" text:anchor-type="paragraph" svg:x="0.8625in" svg:y="0.04809in" svg:width="5.60417in" svg:height="0.525in" style:rel-width="scale" style:rel-height="scale"><draw:image xlink:href="media/image3.png" xlink:type="simple" xlink:show="embed" xlink:actuate="onLoad"/><svg:title/><svg:desc/></draw:frame></text:span><text:span text:style-name="T9">CARRERA MEDICINA</text:span></text:p>
        <text:p text:style-name="P10"/>
        <text:p text:style-name="P11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 6</meta:initial-creator>
    <dc:creator>Windows User</dc:creator>
    <meta:creation-date>2021-11-28T15:43:00Z</meta:creation-date>
    <dc:date>2021-11-28T15:43:00Z</dc:date>
    <meta:print-date>2021-11-16T02:2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